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JetBrains Mono1" svg:font-family="'JetBrains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text-properties fo:color="#000000" loext:opacity="100%" style:font-name="JetBrains Mono" fo:font-size="12pt" fo:font-style="normal" fo:font-weight="bold" officeooo:rsid="0018d956" officeooo:paragraph-rsid="00091f47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JetBrains Mono" fo:font-size="12pt" fo:font-style="normal" fo:font-weight="bold" officeooo:rsid="00091f47" officeooo:paragraph-rsid="00091f47" style:font-size-asian="12pt" style:font-style-asian="normal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style:font-name="JetBrains Mono" fo:font-size="12pt" fo:font-style="normal" fo:font-weight="bold" officeooo:rsid="000ab552" officeooo:paragraph-rsid="000ab552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JetBrains Mono" fo:font-size="12pt" fo:font-style="normal" fo:font-weight="bold" officeooo:rsid="000abc83" officeooo:paragraph-rsid="000b3797" style:font-size-asian="12pt" style:font-style-asian="normal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JetBrains Mono" fo:font-size="12pt" fo:font-style="normal" fo:font-weight="normal" officeooo:rsid="000abc83" officeooo:paragraph-rsid="000b3797" style:font-size-asian="12pt" style:font-style-asian="normal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JetBrains Mono" fo:font-size="12pt" fo:font-style="normal" fo:font-weight="normal" officeooo:rsid="000abc83" officeooo:paragraph-rsid="000abc83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JetBrains Mono" fo:font-size="12pt" fo:font-style="normal" fo:font-weight="normal" officeooo:rsid="000b3797" officeooo:paragraph-rsid="000b3797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text-properties style:font-name="JetBrains Mono" fo:font-size="12pt" style:text-underline-style="solid" style:text-underline-width="bold" style:text-underline-color="font-color" fo:font-weight="bold" officeooo:rsid="000e647c" officeooo:paragraph-rsid="00091f4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JetBrains Mono" fo:font-size="12pt" fo:font-weight="normal" officeooo:rsid="000edcde" officeooo:paragraph-rsid="00091f4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3797"/>
    </style:style>
    <style:style style:name="T3" style:family="text">
      <style:text-properties style:font-name="Liberation Serif1" officeooo:rsid="000b3797" style:font-name-asian="Liberation Serif1" style:font-name-complex="Liberation Serif1"/>
    </style:style>
    <style:style style:name="T4" style:family="text">
      <style:text-properties style:font-name="JetBrains Mono1" officeooo:rsid="000b3797" style:font-name-asian="Noto Serif CJK SC" style:font-name-complex="Lohit Devanagari1"/>
    </style:style>
    <style:style style:name="T5" style:family="text">
      <style:text-properties style:font-name-asian="Noto Serif CJK SC" style:font-name-complex="Lohit Devanagari1"/>
    </style:style>
    <style:style style:name="T6" style:family="text">
      <style:text-properties officeooo:rsid="000b3797" style:font-name-asian="Noto Serif CJK SC" style:font-name-complex="Lohit Devanagari1"/>
    </style:style>
    <style:style style:name="T7" style:family="text">
      <style:text-properties officeooo:rsid="000b3797" style:font-name-asian="Liberation Serif1" style:font-name-complex="Liberation Serif1"/>
    </style:style>
    <style:style style:name="T8" style:family="text">
      <style:text-properties officeooo:rsid="000c302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ab <text:span text:style-name="T8">4</text:span></text:p>
      <text:p text:style-name="P8"/>
      <text:p text:style-name="P9"><text:span text:style-name="T1">Team members:</text:span> <text:tab/>Kerim Amansaryyev, </text:p>
      <text:p text:style-name="P9"><text:tab/><text:tab/><text:tab/><text:tab/>Muneeb Ahmed, </text:p>
      <text:p text:style-name="P9"><text:tab/><text:tab/><text:tab/><text:tab/>Mahri Ilmedova.</text:p>
      <text:p text:style-name="P9"/>
      <text:p text:style-name="P1">Question 1:</text:p>
      <text:p text:style-name="P1"/>
      <text:p text:style-name="P2">(a) 1 / (¼) = 4</text:p>
      <text:p text:style-name="P2"/>
      <text:p text:style-name="P2">(b) 10 x 4 = 40</text:p>
      <text:p text:style-name="P2"/>
      <text:p text:style-name="P2">(c) O(k)</text:p>
      <text:p text:style-name="P2"/>
      <text:p text:style-name="P2"/>
      <text:p text:style-name="P2"/>
      <text:p text:style-name="P2">Question 2:<text:line-break/><text:line-break/><draw:frame draw:style-name="fr1" draw:name="Object1" text:anchor-type="as-char" svg:y="-0.2925in" svg:width="2.1193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3">Question 3: </text:p>
      <text:p text:style-name="P3"/>
      <text:p text:style-name="P5">S<text:span text:style-name="T2"> = </text:span>½ + 2/4 + 3/8 + 4/16 + 5/32 + …</text:p>
      <text:p text:style-name="P6"/>
      <text:p text:style-name="P5">S/2 = 1/4 + 2/8 + 3/16 + 4/32 + … </text:p>
      <text:p text:style-name="P5"/>
      <text:p text:style-name="P5">S – S/2 = 1/2 + 1/4 + 1/8 + 1/16 + 1/32 + …</text:p>
      <text:p text:style-name="P5"/>
      <text:p text:style-name="P4"><text:span text:style-name="T2">In this case: </text:span>1/2 + 1/4 + 1/8 + 1/16 + 1/32 + … <text:span text:style-name="T2">= 1, if n → </text:span><text:span text:style-name="T7">∞</text:span></text:p>
      <text:p text:style-name="P5"><text:span text:style-name="T6"/></text:p>
      <text:p text:style-name="P7"><text:span text:style-name="T5">S – S/2 = 1</text:span></text:p>
      <text:p text:style-name="P7"><text:span text:style-name="T5"/></text:p>
      <text:p text:style-name="P7"><text:span text:style-name="T5">S(1 – ½) = 1</text:span></text:p>
      <text:p text:style-name="P7"><text:span text:style-name="T5"/></text:p>
      <text:p text:style-name="P7"><text:span text:style-name="T5">S x ½ = 1</text:span></text:p>
      <text:p text:style-name="P7"><text:span text:style-name="T5"/></text:p>
      <text:p text:style-name="P7"><text:span text:style-name="T5">S =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JetBrains Mono1" svg:font-family="'JetBrains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0:13:07.013301970</meta:creation-date>
    <dc:date>2023-12-03T20:56:04.074385258</dc:date>
    <meta:editing-duration>PT1M15S</meta:editing-duration>
    <meta:editing-cycles>1</meta:editing-cycles>
    <meta:document-statistic meta:table-count="0" meta:image-count="0" meta:object-count="1" meta:page-count="1" meta:paragraph-count="18" meta:word-count="107" meta:character-count="360" meta:non-whitespace-character-count="256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∫</mo>
            <mn>1</mn>
            <mi>n</mi>
          </munderover>
          <mn>1</mn>
        </mrow>
        <mo stretchy="false">/</mo>
        <mi>x</mi>
      </mrow>
      <mrow>
        <mrow>
          <mo fence="true" form="prefix" stretchy="false">(</mo>
          <mrow>
            <mi mathvariant="italic">dx</mi>
          </mrow>
          <mo fence="true" form="postfix" stretchy="false">)</mo>
        </mrow>
        <mo stretchy="false">=</mo>
        <mrow>
          <mi mathvariant="italic">logn</mi>
          <mo stretchy="false">−</mo>
          <mi>log</mi>
        </mrow>
      </mrow>
      <mrow>
        <mn>1</mn>
        <mo stretchy="false">=</mo>
        <mi mathvariant="italic">logn</mi>
      </mrow>
    </mrow>
    <annotation encoding="StarMath 5.0">int from{1} to{n} 1/x (dx) = logn - log1 = logn </annotation>
  </semantics>
</math>
</file>